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56cm"/>
    </style:style>
    <style:style style:name="gr2" style:family="graphic" style:parent-style-name="standard">
      <style:graphic-properties draw:stroke="none" svg:stroke-color="#000000" draw:fill="none" draw:fill-color="#ffffff" fo:min-height="3.56cm"/>
    </style:style>
    <style:style style:name="gr3" style:family="graphic" style:parent-style-name="standard">
      <style:graphic-properties draw:stroke="solid" svg:stroke-color="#000000" draw:fill="none" draw:fill-color="#ffffff" fo:min-height="1.90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17cm"/>
    </style:style>
    <style:style style:name="gr6" style:family="graphic" style:parent-style-name="standard">
      <style:graphic-properties draw:stroke="none" svg:stroke-color="#000000" draw:fill="none" draw:fill-color="#ffffff" fo:min-height="1.77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116cm"/>
    </style:style>
    <style:style style:name="gr10" style:family="graphic" style:parent-style-name="standard">
      <style:graphic-properties draw:stroke="none" svg:stroke-color="#000000" draw:fill="none" draw:fill-color="#ffffff" fo:min-height="3.179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2.069cm" fo:min-width="3.818cm"/>
    </style:style>
    <style:style style:name="gr12" style:family="graphic" style:parent-style-name="standard">
      <style:graphic-properties draw:textarea-horizontal-align="justify" draw:textarea-vertical-align="middle" draw:auto-grow-height="false" fo:min-height="12.069cm" fo:min-width="1.532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fill-color="#ffe5ca" draw:textarea-horizontal-align="justify" draw:textarea-vertical-align="middle" draw:auto-grow-height="false" fo:min-height="0.258cm" fo:min-width="1.723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2.069cm" fo:min-width="3.818cm"/>
    </style:style>
    <style:style style:name="gr16" style:family="graphic" style:parent-style-name="standard">
      <style:graphic-properties draw:fill-color="#dfcce4" draw:textarea-horizontal-align="justify" draw:textarea-vertical-align="middle" draw:auto-grow-height="false" fo:min-height="0.258cm" fo:min-width="1.723cm"/>
    </style:style>
    <style:style style:name="gr17" style:family="graphic" style:parent-style-name="standard">
      <style:graphic-properties draw:stroke="solid" svg:stroke-color="#000000" draw:fill="none" draw:fill-color="#ffffff" fo:min-height="3.556cm"/>
    </style:style>
    <style:style style:name="gr18" style:family="graphic" style:parent-style-name="standard">
      <style:graphic-properties draw:textarea-horizontal-align="justify" draw:textarea-vertical-align="middle" draw:auto-grow-height="false" fo:min-height="12.069cm" fo:min-width="1.659cm"/>
    </style:style>
    <style:style style:name="gr19" style:family="graphic" style:parent-style-name="standard">
      <style:graphic-properties draw:fill-color="#ffe5ca" draw:textarea-horizontal-align="justify" draw:textarea-vertical-align="middle" draw:auto-grow-height="false" fo:min-height="12.069cm" fo:min-width="4.993cm"/>
    </style:style>
    <style:style style:name="gr20" style:family="graphic" style:parent-style-name="standard">
      <style:graphic-properties draw:stroke="solid" svg:stroke-color="#000000" draw:fill="none" draw:fill-color="#ffffff" fo:min-height="2.671cm"/>
    </style:style>
    <style:style style:name="gr21" style:family="graphic" style:parent-style-name="standard">
      <style:graphic-properties draw:fill-color="#dfcce4" draw:textarea-horizontal-align="justify" draw:textarea-vertical-align="middle" draw:auto-grow-height="false" fo:min-height="1.02cm" fo:min-width="1.723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gr23" style:family="graphic" style:parent-style-name="standard">
      <style:graphic-properties draw:stroke="none" svg:stroke-color="#000000" draw:fill="none" draw:fill-color="#ffffff" fo:min-height="2.671cm"/>
    </style:style>
    <style:style style:name="gr24" style:family="graphic" style:parent-style-name="standard">
      <style:graphic-properties draw:stroke="solid" svg:stroke-color="#000000" draw:fill="none" draw:fill-color="#ffffff" fo:min-height="14.101cm"/>
    </style:style>
    <style:style style:name="gr25" style:family="graphic" style:parent-style-name="standard">
      <style:graphic-properties draw:stroke="solid" svg:stroke-color="#000000" draw:fill="none" draw:fill-color="#ffffff" fo:min-height="1.897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e5ca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dfcce4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91cm" svg:height="10.916cm" svg:x="2.778cm" svg:y="4.048cm">
          <draw:text-box>
            <text:p><text:span text:style-name="T1">Data flow for </text:span><text:span text:style-name="T1">the capinout </text:span><text:span text:style-name="T1">program</text:span></text:p>
            <text:p/>
            <text:p>The following diagrams illustrate data flow within the capinout program resulting from the use of pipes on the command line. <text:s/>The diagrams illustrate flow for an example “t.py” target program. <text:s text:c="2"/>The capinout program redefines stdin and stdout of the target program to be two pipes: fds_in and fds_out. <text:s text:c="2"/>The capinout uses 4 other pipes. <text:s/>Data read from the fdm_in and fdm_out pipes is mirrored to timestamped files. <text:s/>The master_stdin and master_stdout pipes are stdin and stdout of the capinout program itself.</text:p>
            <text:p/>
            <text:p>The final diagram illustrates the process structure and data flow when no pipes are present in the command line.</text:p>
          </draw:text-box>
        </draw:frame>
      </draw:page>
      <draw:page draw:name="page2" draw:style-name="dp1" draw:master-page-name="Default">
        <draw:frame draw:style-name="gr2" draw:text-style-name="P3" draw:layer="layout" svg:width="10.795cm" svg:height="3.81cm" svg:x="4.461cm" svg:y="17.398cm">
          <draw:text-box>
            <text:p text:style-name="P2">echo hi <text:s text:c="5"/>| <text:s text:c="7"/><text:s text:c="2"/>t.py <text:s text:c="8"/></text:p>
          </draw:text-box>
        </draw:frame>
        <draw:frame draw:style-name="gr3" draw:text-style-name="P5" draw:layer="layout" svg:width="13.589cm" svg:height="2.159cm" svg:x="3.953cm" svg:y="11.16cm">
          <draw:text-box>
            <text:p text:style-name="P4">capinout</text:p>
          </draw:text-box>
        </draw:frame>
        <draw:line draw:style-name="gr4" draw:text-style-name="P6" draw:layer="layout" svg:x1="7.89cm" svg:y1="17.398cm" svg:x2="7.255cm" svg:y2="12.191cm">
          <text:p/>
        </draw:line>
        <draw:line draw:style-name="gr4" draw:text-style-name="P6" draw:layer="layout" svg:x1="9.795cm" svg:y1="12.953cm" svg:x2="9.668cm" svg:y2="16.636cm">
          <text:p/>
        </draw:line>
        <draw:frame draw:style-name="gr5" draw:text-style-name="P3" draw:layer="layout" svg:width="2.667cm" svg:height="1.367cm" svg:x="8.017cm" svg:y="12.094cm">
          <draw:text-box>
            <text:p text:style-name="P2">fdm_in</text:p>
          </draw:text-box>
        </draw:frame>
        <draw:line draw:style-name="gr4" draw:text-style-name="P6" draw:layer="layout" svg:x1="11.192cm" svg:y1="16.636cm" svg:x2="12.843cm" svg:y2="13.334cm">
          <text:p/>
        </draw:line>
        <draw:frame draw:style-name="gr6" draw:text-style-name="P3" draw:layer="layout" svg:width="3.252cm" svg:height="2.025cm" svg:x="11.496cm" svg:y="12.064cm">
          <draw:text-box>
            <text:p text:style-name="P2">fdm_out</text:p>
          </draw:text-box>
        </draw:frame>
        <draw:line draw:style-name="gr4" draw:text-style-name="P6" draw:layer="layout" svg:x1="14.621cm" svg:y1="12.191cm" svg:x2="17.034cm" svg:y2="13.842cm">
          <text:p/>
        </draw:line>
        <draw:frame draw:style-name="gr7" draw:text-style-name="P3" draw:layer="layout" svg:width="3.252cm" svg:height="1.673cm" svg:x="15.274cm" svg:y="13.687cm">
          <draw:text-box>
            <text:p text:style-name="P2">stdout</text:p>
          </draw:text-box>
        </draw:frame>
        <draw:frame draw:style-name="gr7" draw:text-style-name="P3" draw:layer="layout" svg:width="3.252cm" svg:height="1.673cm" svg:x="5.019cm" svg:y="15.239cm">
          <draw:text-box>
            <text:p text:style-name="P2">pipe_left</text:p>
          </draw:text-box>
        </draw:frame>
        <draw:frame draw:style-name="gr8" draw:text-style-name="P3" draw:layer="layout" svg:width="5.03cm" svg:height="1.143cm" svg:x="12.766cm" svg:y="11.429cm">
          <draw:text-box>
            <text:p text:style-name="P2">master_std_out</text:p>
          </draw:text-box>
        </draw:frame>
        <draw:frame draw:style-name="gr7" draw:text-style-name="P3" draw:layer="layout" svg:width="5.03cm" svg:height="1.673cm" svg:x="4.08cm" svg:y="11.429cm">
          <draw:text-box>
            <text:p text:style-name="P2">master_std_in</text:p>
          </draw:text-box>
        </draw:frame>
        <draw:frame draw:style-name="gr9" draw:text-style-name="P3" draw:layer="layout" svg:width="2.667cm" svg:height="1.366cm" svg:x="8.398cm" svg:y="16.54cm">
          <draw:text-box>
            <text:p text:style-name="P2">fds_in</text:p>
          </draw:text-box>
        </draw:frame>
        <draw:frame draw:style-name="gr9" draw:text-style-name="P3" draw:layer="layout" svg:width="2.667cm" svg:height="1.366cm" svg:x="10.43cm" svg:y="16.509cm">
          <draw:text-box>
            <text:p text:style-name="P2">fds_out</text:p>
          </draw:text-box>
        </draw:frame>
        <draw:frame draw:style-name="gr10" draw:text-style-name="P1" draw:layer="layout" svg:width="10.414cm" svg:height="3.429cm" svg:x="5.826cm" svg:y="4.302cm">
          <draw:text-box>
            <text:p>Pipe on the left of the target</text:p>
          </draw:text-box>
        </draw:frame>
      </draw:page>
      <draw:page draw:name="page3" draw:style-name="dp1" draw:master-page-name="Default">
        <draw:frame draw:style-name="gr2" draw:text-style-name="P1" draw:layer="layout" svg:width="9.271cm" svg:height="3.81cm" svg:x="9.128cm" svg:y="18.78cm">
          <draw:text-box>
            <text:p><text:s/>t.py <text:s text:c="10"/>| <text:s text:c="5"/>less <text:s text:c="3"/></text:p>
          </draw:text-box>
        </draw:frame>
        <draw:frame draw:style-name="gr3" draw:text-style-name="P8" draw:layer="layout" svg:width="13.716cm" svg:height="2.159cm" svg:x="3.286cm" svg:y="12.542cm">
          <draw:text-box>
            <text:p text:style-name="P7">capinout</text:p>
          </draw:text-box>
        </draw:frame>
        <draw:line draw:style-name="gr4" draw:text-style-name="P6" draw:layer="layout" svg:x1="3.286cm" svg:y1="16.24cm" svg:x2="6.544cm" svg:y2="13.573cm">
          <text:p/>
        </draw:line>
        <draw:line draw:style-name="gr4" draw:text-style-name="P6" draw:layer="layout" svg:x1="9.084cm" svg:y1="14.335cm" svg:x2="8.957cm" svg:y2="18.018cm">
          <text:p/>
        </draw:line>
        <draw:frame draw:style-name="gr5" draw:text-style-name="P1" draw:layer="layout" svg:width="2.667cm" svg:height="1.367cm" svg:x="7.306cm" svg:y="13.476cm">
          <draw:text-box>
            <text:p>fdm_in</text:p>
          </draw:text-box>
        </draw:frame>
        <draw:line draw:style-name="gr4" draw:text-style-name="P6" draw:layer="layout" svg:x1="10.481cm" svg:y1="18.018cm" svg:x2="12.132cm" svg:y2="14.716cm">
          <text:p/>
        </draw:line>
        <draw:frame draw:style-name="gr6" draw:text-style-name="P1" draw:layer="layout" svg:width="3.252cm" svg:height="2.025cm" svg:x="10.785cm" svg:y="13.446cm">
          <draw:text-box>
            <text:p>fdm_out</text:p>
          </draw:text-box>
        </draw:frame>
        <draw:line draw:style-name="gr4" draw:text-style-name="P6" draw:layer="layout" svg:x1="13.91cm" svg:y1="13.573cm" svg:x2="12.684cm" svg:y2="18.907cm">
          <text:p/>
        </draw:line>
        <draw:frame draw:style-name="gr7" draw:text-style-name="P1" draw:layer="layout" svg:width="3.252cm" svg:height="1.673cm" svg:x="2.063cm" svg:y="16.069cm">
          <draw:text-box>
            <text:p>stdin</text:p>
          </draw:text-box>
        </draw:frame>
        <draw:frame draw:style-name="gr8" draw:text-style-name="P1" draw:layer="layout" svg:width="5.03cm" svg:height="1.143cm" svg:x="12.055cm" svg:y="12.811cm">
          <draw:text-box>
            <text:p>master_std_out</text:p>
          </draw:text-box>
        </draw:frame>
        <draw:frame draw:style-name="gr7" draw:text-style-name="P1" draw:layer="layout" svg:width="5.03cm" svg:height="1.673cm" svg:x="3.369cm" svg:y="12.811cm">
          <draw:text-box>
            <text:p>master_std_in</text:p>
          </draw:text-box>
        </draw:frame>
        <draw:frame draw:style-name="gr9" draw:text-style-name="P1" draw:layer="layout" svg:width="2.667cm" svg:height="1.366cm" svg:x="7.687cm" svg:y="17.922cm">
          <draw:text-box>
            <text:p>fds_in</text:p>
          </draw:text-box>
        </draw:frame>
        <draw:frame draw:style-name="gr9" draw:text-style-name="P1" draw:layer="layout" svg:width="2.667cm" svg:height="1.366cm" svg:x="9.719cm" svg:y="17.891cm">
          <draw:text-box>
            <text:p>fds_out</text:p>
          </draw:text-box>
        </draw:frame>
        <draw:frame draw:style-name="gr7" draw:text-style-name="P1" draw:layer="layout" svg:width="3.547cm" svg:height="1.673cm" svg:x="12.82cm" svg:y="17.091cm">
          <draw:text-box>
            <text:p>pipe_right</text:p>
          </draw:text-box>
        </draw:frame>
        <draw:frame draw:style-name="gr10" draw:text-style-name="P1" draw:layer="layout" svg:width="10.414cm" svg:height="3.429cm" svg:x="5.826cm" svg:y="4.303cm">
          <draw:text-box>
            <text:p>Pipe on the right of the target</text:p>
          </draw:text-box>
        </draw:frame>
      </draw:page>
      <draw:page draw:name="page4" draw:style-name="dp1" draw:master-page-name="Default">
        <draw:frame draw:style-name="gr2" draw:text-style-name="P3" draw:layer="layout" svg:width="15.357cm" svg:height="3.81cm" svg:x="3.677cm" svg:y="18.541cm">
          <draw:text-box>
            <text:p><text:span text:style-name="T2">echo hi <text:s text:c="5"/>| <text:s text:c="7"/></text:span><text:span text:style-name="T2"><text:s text:c="2"/>t.py <text:s text:c="12"/>| <text:s text:c="3"/></text:span><text:span text:style-name="T2"><text:s/>less</text:span></text:p>
          </draw:text-box>
        </draw:frame>
        <draw:frame draw:style-name="gr3" draw:text-style-name="P5" draw:layer="layout" svg:width="13.589cm" svg:height="2.159cm" svg:x="3.069cm" svg:y="12.303cm">
          <draw:text-box>
            <text:p text:style-name="P7"><text:span text:style-name="T2">capinout</text:span></text:p>
          </draw:text-box>
        </draw:frame>
        <draw:line draw:style-name="gr4" draw:text-style-name="P6" draw:layer="layout" svg:x1="7.006cm" svg:y1="18.541cm" svg:x2="6.371cm" svg:y2="13.334cm">
          <text:p/>
        </draw:line>
        <draw:line draw:style-name="gr4" draw:text-style-name="P6" draw:layer="layout" svg:x1="8.911cm" svg:y1="14.096cm" svg:x2="8.784cm" svg:y2="17.779cm">
          <text:p/>
        </draw:line>
        <draw:frame draw:style-name="gr5" draw:text-style-name="P3" draw:layer="layout" svg:width="2.667cm" svg:height="1.367cm" svg:x="7.133cm" svg:y="13.237cm">
          <draw:text-box>
            <text:p><text:span text:style-name="T2">fdm_in</text:span></text:p>
          </draw:text-box>
        </draw:frame>
        <draw:line draw:style-name="gr4" draw:text-style-name="P6" draw:layer="layout" svg:x1="10.308cm" svg:y1="17.779cm" svg:x2="11.959cm" svg:y2="14.477cm">
          <text:p/>
        </draw:line>
        <draw:frame draw:style-name="gr6" draw:text-style-name="P3" draw:layer="layout" svg:width="3.252cm" svg:height="2.025cm" svg:x="10.612cm" svg:y="13.207cm">
          <draw:text-box>
            <text:p><text:span text:style-name="T2">fdm_out</text:span></text:p>
          </draw:text-box>
        </draw:frame>
        <draw:line draw:style-name="gr4" draw:text-style-name="P6" draw:layer="layout" svg:x1="13.737cm" svg:y1="13.334cm" svg:x2="12.43cm" svg:y2="18.668cm">
          <text:p/>
        </draw:line>
        <draw:frame draw:style-name="gr7" draw:text-style-name="P3" draw:layer="layout" svg:width="3.252cm" svg:height="1.673cm" svg:x="4.135cm" svg:y="16.382cm">
          <draw:text-box>
            <text:p><text:span text:style-name="T2">pipe_left</text:span></text:p>
          </draw:text-box>
        </draw:frame>
        <draw:frame draw:style-name="gr8" draw:text-style-name="P3" draw:layer="layout" svg:width="5.03cm" svg:height="1.143cm" svg:x="11.882cm" svg:y="12.572cm">
          <draw:text-box>
            <text:p><text:span text:style-name="T2">master_std_out</text:span></text:p>
          </draw:text-box>
        </draw:frame>
        <draw:frame draw:style-name="gr7" draw:text-style-name="P3" draw:layer="layout" svg:width="5.03cm" svg:height="1.673cm" svg:x="3.196cm" svg:y="12.572cm">
          <draw:text-box>
            <text:p><text:span text:style-name="T2">master_std_in</text:span></text:p>
          </draw:text-box>
        </draw:frame>
        <draw:frame draw:style-name="gr9" draw:text-style-name="P3" draw:layer="layout" svg:width="2.667cm" svg:height="1.366cm" svg:x="7.514cm" svg:y="17.683cm">
          <draw:text-box>
            <text:p><text:span text:style-name="T2">fds_in</text:span></text:p>
          </draw:text-box>
        </draw:frame>
        <draw:frame draw:style-name="gr9" draw:text-style-name="P3" draw:layer="layout" svg:width="2.667cm" svg:height="1.366cm" svg:x="9.546cm" svg:y="17.652cm">
          <draw:text-box>
            <text:p><text:span text:style-name="T2">fds_out</text:span></text:p>
          </draw:text-box>
        </draw:frame>
        <draw:frame draw:style-name="gr7" draw:text-style-name="P3" draw:layer="layout" svg:width="4.494cm" svg:height="1.673cm" svg:x="12.635cm" svg:y="16.683cm">
          <draw:text-box>
            <text:p><text:span text:style-name="T2">pipe_right</text:span></text:p>
          </draw:text-box>
        </draw:frame>
        <draw:frame draw:style-name="gr10" draw:text-style-name="P1" draw:layer="layout" svg:width="13.843cm" svg:height="3.429cm" svg:x="3.54cm" svg:y="4.175cm">
          <draw:text-box>
            <text:p>Pipes on the left and on the right of the target</text:p>
          </draw:text-box>
        </draw:frame>
      </draw:page>
      <draw:page draw:name="page5" draw:style-name="dp1" draw:master-page-name="Default">
        <draw:custom-shape draw:style-name="gr11" draw:text-style-name="P9" draw:layer="layout" svg:width="4.318cm" svg:height="12.319cm" svg:x="1cm" svg:y="7.35cm">
          <text:p text:style-name="P7"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95cm" svg:height="1.143cm" svg:x="1.733cm" svg:y="7.477cm">
          <draw:text-box>
            <text:p text:style-name="P10"><text:span text:style-name="T1">bash</text:span></text:p>
          </draw:text-box>
        </draw:frame>
        <draw:frame draw:style-name="gr8" draw:text-style-name="P1" draw:layer="layout" svg:width="4.572cm" svg:height="1.143cm" svg:x="0.962cm" svg:y="15.451cm">
          <draw:text-box>
            <text:p>Mirror output</text:p>
          </draw:text-box>
        </draw:frame>
        <draw:frame draw:style-name="gr8" draw:text-style-name="P1" draw:layer="layout" svg:width="4.572cm" svg:height="1.143cm" svg:x="1.062cm" svg:y="16.494cm">
          <draw:text-box>
            <text:p>master_stdin</text:p>
          </draw:text-box>
        </draw:frame>
        <draw:frame draw:style-name="gr8" draw:text-style-name="P1" draw:layer="layout" svg:width="4.572cm" svg:height="1.143cm" svg:x="1.116cm" svg:y="17.637cm">
          <draw:text-box>
            <text:p>Mirror input</text:p>
          </draw:text-box>
        </draw:frame>
        <draw:custom-shape draw:style-name="gr12" draw:text-style-name="P7" draw:layer="layout" svg:width="2.032cm" svg:height="12.319cm" svg:x="5.445cm" svg:y="7.35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048cm" svg:height="1.524cm" svg:x="5.445cm" svg:y="7.604cm">
          <draw:text-box>
            <text:p text:style-name="P10"><text:span text:style-name="T1">stage</text:span></text:p>
          </draw:text-box>
        </draw:frame>
        <draw:custom-shape draw:style-name="gr14" draw:text-style-name="P12" draw:layer="layout" svg:width="2.54cm" svg:height="1.016cm" svg:x="3.159cm" svg:y="11.795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4.318cm" svg:height="12.319cm" svg:x="7.858cm" svg:y="7.22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3.556cm" svg:height="1.673cm" svg:x="8.451cm" svg:y="7.534cm">
          <draw:text-box>
            <text:p text:style-name="P10"><text:span text:style-name="T1">capinou</text:span><text:span text:style-name="T1">t</text:span></text:p>
          </draw:text-box>
        </draw:frame>
        <draw:custom-shape draw:style-name="gr16" draw:text-style-name="P14" draw:layer="layout" svg:width="2.54cm" svg:height="1.016cm" svg:x="6.588cm" svg:y="8.239cm">
          <text:p text:style-name="P7">for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4.699cm" svg:height="3.806cm" svg:x="7.604cm" svg:y="15.482cm">
          <draw:text-box>
            <text:p text:style-name="P7">fdm_out</text:p>
            <text:p text:style-name="P7">fdm_in</text:p>
            <text:p/>
            <text:p>PTY MASTER</text:p>
          </draw:text-box>
        </draw:frame>
        <draw:custom-shape draw:style-name="gr18" draw:text-style-name="P7" draw:layer="layout" svg:width="2.159cm" svg:height="12.319cm" svg:x="12.557cm" svg:y="7.22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4.572cm" svg:height="1.143cm" svg:x="1.054cm" svg:y="14.462cm">
          <draw:text-box>
            <text:p>master_stdout</text:p>
          </draw:text-box>
        </draw:frame>
        <draw:frame draw:style-name="gr13" draw:text-style-name="P11" draw:layer="layout" svg:width="3.048cm" svg:height="1.524cm" svg:x="12.557cm" svg:y="7.731cm">
          <draw:text-box>
            <text:p text:style-name="P10"><text:span text:style-name="T1">reaper</text:span></text:p>
          </draw:text-box>
        </draw:frame>
        <draw:custom-shape draw:style-name="gr19" draw:text-style-name="P12" draw:layer="layout" svg:width="5.493cm" svg:height="12.319cm" svg:x="15.097cm" svg:y="7.223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7.112cm" svg:height="3.095cm" svg:x="13.319cm" svg:y="15.548cm">
          <draw:text-box>
            <text:p text:style-name="P7">fds_out</text:p>
            <text:p text:style-name="P7"><text:s text:c="14"/><text:s text:c="2"/>fds_in</text:p>
            <text:p text:style-name="P7"/>
            <text:p text:style-name="P7">PTY SLAVE</text:p>
          </draw:text-box>
        </draw:frame>
        <draw:custom-shape draw:style-name="gr16" draw:text-style-name="P14" draw:layer="layout" svg:width="2.54cm" svg:height="1.016cm" svg:x="10.652cm" svg:y="8.493cm">
          <text:p text:style-name="P7">for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54cm" svg:height="2.54cm" svg:x="13.7cm" svg:y="8.366cm">
          <text:p text:style-name="P7">Fork/</text:p>
          <text:p text:style-name="P7">exe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3.556cm" svg:height="1.673cm" svg:x="15.732cm" svg:y="7.604cm">
          <draw:text-box>
            <text:p text:style-name="P10"><text:span text:style-name="T1">command</text:span></text:p>
          </draw:text-box>
        </draw:frame>
        <draw:frame draw:style-name="gr22" draw:text-style-name="P1" draw:layer="layout" svg:width="2.286cm" svg:height="1.016cm" svg:x="17.891cm" svg:y="10.398cm">
          <draw:text-box>
            <text:p>stdin</text:p>
          </draw:text-box>
        </draw:frame>
        <draw:frame draw:style-name="gr22" draw:text-style-name="P1" draw:layer="layout" svg:width="2.286cm" svg:height="1.016cm" svg:x="15.351cm" svg:y="10.398cm">
          <draw:text-box>
            <text:p>stdout</text:p>
          </draw:text-box>
        </draw:frame>
        <draw:line draw:style-name="gr4" draw:text-style-name="P6" draw:layer="layout" svg:x1="18.653cm" svg:y1="16.494cm" svg:x2="18.653cm" svg:y2="11.16cm">
          <text:p/>
        </draw:line>
        <draw:line draw:style-name="gr4" draw:text-style-name="P6" draw:layer="layout" svg:x1="16.367cm" svg:y1="11.414cm" svg:x2="16.367cm" svg:y2="15.859cm">
          <text:p/>
        </draw:line>
        <draw:line draw:style-name="gr4" draw:text-style-name="P6" draw:layer="layout" svg:x1="15.705cm" svg:y1="15.986cm" svg:x2="11.133cm" svg:y2="15.986cm">
          <text:p/>
        </draw:line>
        <draw:line draw:style-name="gr4" draw:text-style-name="P6" draw:layer="layout" svg:x1="8.493cm" svg:y1="15.859cm" svg:x2="5.318cm" svg:y2="14.97cm">
          <text:p/>
        </draw:line>
        <draw:line draw:style-name="gr4" draw:text-style-name="P6" draw:layer="layout" svg:x1="8.62cm" svg:y1="16.113cm" svg:x2="4.937cm" svg:y2="15.859cm">
          <text:p/>
        </draw:line>
        <draw:line draw:style-name="gr4" draw:text-style-name="P6" draw:layer="layout" svg:x1="5.064cm" svg:y1="17.002cm" svg:x2="8.874cm" svg:y2="16.621cm">
          <text:p/>
        </draw:line>
        <draw:line draw:style-name="gr4" draw:text-style-name="P6" draw:layer="layout" svg:x1="8.874cm" svg:y1="16.875cm" svg:x2="4.683cm" svg:y2="18.145cm">
          <text:p/>
        </draw:line>
        <draw:frame draw:style-name="gr23" draw:text-style-name="P1" draw:layer="layout" svg:width="11.557cm" svg:height="2.921cm" svg:x="5.064cm" svg:y="2.651cm">
          <draw:text-box>
            <text:p>Command line without pipes</text:p>
          </draw:text-box>
        </draw:frame>
        <draw:frame draw:style-name="gr24" draw:text-style-name="P16" draw:layer="layout" svg:width="9.398cm" svg:height="14.351cm" svg:x="5.445cm" svg:y="5.318cm">
          <draw:text-box>
            <text:p text:style-name="P15"><text:span text:style-name="T1">capinout program</text:span></text:p>
          </draw:text-box>
        </draw:frame>
        <draw:frame draw:style-name="gr25" draw:text-style-name="P18" draw:layer="layout" svg:width="4.318cm" svg:height="2.945cm" svg:x="1cm" svg:y="10.017cm">
          <draw:text-box>
            <text:p text:style-name="P17"><text:span text:style-name="T3">preexec.sh</text:span></text:p>
            <text:p text:style-name="P17"><text:span text:style-name="T3"/></text:p>
            <text:p text:style-name="P17"><text:span text:style-name="T3">pre-capinout.sh</text:span></text:p>
            <text:p text:style-name="P17"><text:span text:style-name="T3"/></text:p>
            <text:p text:style-name="P17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12:01.878466818</meta:creation-date>
    <dc:date>2021-12-21T11:19:45.554871231</dc:date>
    <meta:editing-duration>P6DT4H24M7S</meta:editing-duration>
    <meta:editing-cycles>12</meta:editing-cycles>
    <meta:generator>LibreOffice/6.0.7.3$Linux_X86_64 LibreOffice_project/00m0$Build-3</meta:generator>
    <meta:document-statistic meta:object-count="78"/>
  </office:meta>
</office:document-meta>
</file>